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352cm" draw:marker-end-width="0.352cm" draw:fill-color="#ffffff" draw:textarea-horizontal-align="justify" draw:textarea-vertical-align="middle" draw:auto-grow-height="false" fo:min-height="0.325cm" fo:min-width="3.251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draw:marker-start-width="0.352cm" draw:marker-end-width="0.352cm" draw:fill-color="#ffffff" draw:textarea-horizontal-align="justify" draw:textarea-vertical-align="middle" draw:auto-grow-height="false" fo:min-height="2.148cm" fo:min-width="3.169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352cm" draw:marker-end-width="0.352cm" draw:fill-color="#ffffff" draw:textarea-horizontal-align="justify" draw:textarea-vertical-align="middle" draw:auto-grow-height="false" fo:min-height="2.147cm" fo:min-width="3.169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draw:marker-start-width="0.352cm" draw:marker-end-width="0.352cm" draw:fill-color="#ffffff" draw:textarea-horizontal-align="justify" draw:textarea-vertical-align="middle" draw:auto-grow-height="false" fo:min-height="0.932cm" fo:min-width="3.223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352cm" draw:marker-end-width="0.352cm" draw:fill="solid" draw:fill-color="#ffffff" draw:textarea-horizontal-align="justify" draw:textarea-vertical-align="middle" draw:auto-grow-height="false" fo:min-height="0.351cm" fo:min-width="3.012cm" fo:padding-top="0.142cm" fo:padding-bottom="0.142cm" fo:padding-left="0.267cm" fo:padding-right="0.267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-color="#ffffff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fo:font-style="normal" style:font-size-asian="12pt" style:font-style-asian="normal" style:font-size-complex="12pt" style:font-style-complex="normal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1cm" svg:height="0.635cm" svg:x="6.714cm" svg:y="2.905cm">
          <text:p text:style-name="P1"><text:span text:style-name="T1">Idle</text:span></text:p>
          <draw:enhanced-geometry svg:viewBox="0 0 21600 21600" draw:path-stretchpoint-x="10800" draw:path-stretchpoint-y="10800" draw:text-areas="?f3 ?f4 ?f5 ?f6" draw:type="round-rectangle" draw:modifiers="1580.06430868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11cm" svg:height="0.635cm" svg:x="6.715cm" svg:y="5.445cm">
          <text:p text:style-name="P1"><text:span text:style-name="T1">Fade Out</text:span></text:p>
          <draw:enhanced-geometry svg:viewBox="0 0 21600 21600" draw:path-stretchpoint-x="10800" draw:path-stretchpoint-y="10800" draw:text-areas="?f3 ?f4 ?f5 ?f6" draw:type="round-rectangle" draw:modifiers="1580.06430868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811cm" svg:height="2.54cm" svg:x="10.524cm" svg:y="3.54cm">
          <text:p text:style-name="P1"><text:span text:style-name="T1">Display Item</text:span></text:p>
          <draw:enhanced-geometry svg:viewBox="0 0 21600 21600" draw:path-stretchpoint-x="10800" draw:path-stretchpoint-y="10800" draw:text-areas="?f3 ?f4 ?f5 ?f6" draw:type="round-rectangle" draw:modifiers="1580.06430868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811cm" svg:height="2.539cm" svg:x="10.525cm" svg:y="6.08cm">
          <text:p text:style-name="P1"><text:span text:style-name="T1">Display Item</text:span></text:p>
          <draw:enhanced-geometry svg:viewBox="0 0 21600 21600" draw:path-stretchpoint-x="10800" draw:path-stretchpoint-y="10800" draw:text-areas="?f3 ?f4 ?f5 ?f6" draw:type="round-rectangle" draw:modifiers="1580.06430868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11cm" svg:height="0.635cm" svg:x="6.715cm" svg:y="3.54cm">
          <text:p text:style-name="P1"><text:span text:style-name="T1">Fade In</text:span></text:p>
          <draw:enhanced-geometry svg:viewBox="0 0 21600 21600" draw:path-stretchpoint-x="10800" draw:path-stretchpoint-y="10800" draw:text-areas="?f3 ?f4 ?f5 ?f6" draw:type="round-rectangle" draw:modifiers="1580.06430868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811cm" svg:height="1.27cm" svg:x="6.714cm" svg:y="4.175cm">
          <text:p text:style-name="P1"><text:span text:style-name="T1">Display</text:span></text:p>
          <draw:enhanced-geometry svg:viewBox="0 0 21600 21600" draw:path-stretchpoint-x="10800" draw:path-stretchpoint-y="10800" draw:text-areas="?f3 ?f4 ?f5 ?f6" draw:type="round-rectangle" draw:modifiers="1580.06430868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11cm" svg:height="0.635cm" svg:x="6.716cm" svg:y="7.985cm">
          <text:p text:style-name="P1"><text:span text:style-name="T1">Fade Out</text:span></text:p>
          <draw:enhanced-geometry svg:viewBox="0 0 21600 21600" draw:path-stretchpoint-x="10800" draw:path-stretchpoint-y="10800" draw:text-areas="?f3 ?f4 ?f5 ?f6" draw:type="round-rectangle" draw:modifiers="1580.06430868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11cm" svg:height="0.635cm" svg:x="6.716cm" svg:y="6.08cm">
          <text:p text:style-name="P1"><text:span text:style-name="T1">Fade In</text:span></text:p>
          <draw:enhanced-geometry svg:viewBox="0 0 21600 21600" draw:path-stretchpoint-x="10800" draw:path-stretchpoint-y="10800" draw:text-areas="?f3 ?f4 ?f5 ?f6" draw:type="round-rectangle" draw:modifiers="1580.06430868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811cm" svg:height="1.27cm" svg:x="6.715cm" svg:y="6.715cm">
          <text:p text:style-name="P1"><text:span text:style-name="T1">Display</text:span></text:p>
          <draw:enhanced-geometry svg:viewBox="0 0 21600 21600" draw:path-stretchpoint-x="10800" draw:path-stretchpoint-y="10800" draw:text-areas="?f3 ?f4 ?f5 ?f6" draw:type="round-rectangle" draw:modifiers="1580.06430868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5" draw:text-style-name="P4" draw:layer="layout" svg:width="3.546cm" svg:height="0.635cm" svg:x="4.174cm" svg:y="3.54cm">
          <text:p text:style-name="P3"><text:span text:style-name="T2">Low Nois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546cm" svg:height="0.635cm" svg:x="7.72cm" svg:y="3.54cm">
          <text:p text:style-name="P3"><text:span text:style-name="T2">Mid Nois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546cm" svg:height="0.635cm" svg:x="11.265cm" svg:y="3.54cm">
          <text:p text:style-name="P3"><text:span text:style-name="T2">High Nois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6DT15H58M29S</meta:editing-duration>
    <meta:editing-cycles>5</meta:editing-cycles>
    <meta:generator>LibreOffice/5.2.5.1$Windows_x86 LibreOffice_project/0312e1a284a7d50ca85a365c316c7abbf20a4d22</meta:generator>
    <dc:date>2019-02-18T14:05:29.197000000</dc:date>
    <meta:document-statistic meta:object-count="12"/>
  </office:meta>
</office:document-meta>
</file>